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fo:language="en" fo:country="US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37118558398055661" text:style-name="L1">
        <text:list-item>
          <text:p text:style-name="P1">Hvað er null og undefined?</text:p>
          <text:p text:style-name="P2">Null could be assigned type of object, undefined===null false.</text:p>
          <text:p text:style-name="P2">Unidefined has not been assigned type of undefinded==null true</text:p>
        </text:list-item>
        <text:list-item>
          <text:p text:style-name="P1">2. Hvað gerir 'use strict' í JavaScript kóða? </text:p>
        </text:list-item>
        <text:list-item>
          <text:p text:style-name="P1">3. Hver er munurinn á let, var og const? </text:p>
        </text:list-item>
        <text:list-item>
          <text:p text:style-name="P1">4. Endurskrifaðu eftirfarandi kóða með for lykkjunni. let x = 9; while (x &gt;= 1) { console.log("hello " + x); x = x - 1; } </text:p>
        </text:list-item>
        <text:list-item>
          <text:p text:style-name="P1">5. Skilgreindu sama fallið á þrjá mismunandi vegu. </text:p>
        </text:list-item>
        <text:list-item>
          <text:p text:style-name="P1">6. Útskýrðu hvað eftirfarandi kóði gerir, hvað gera svigarnir? (function() { alert('Hello World'); })();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1T21:32:34.60</meta:creation-date>
    <dc:date>2019-09-01T21:39:10.56</dc:date>
    <meta:editing-duration>PT6M36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8" meta:word-count="94" meta:character-count="527"/>
  </office:meta>
</office:document-meta>
</file>